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 First seminar</text:p>
      <text:p text:style-name="Standard">## for seminar diary</text:p>
      <text:p text:style-name="Standard">## who knows what we're meant to be doing</text:p>
      <text:p text:style-name="Standard"/>
      <text:p text:style-name="Standard">unknown why diversity isn't equally distributed</text:p>
      <text:p text:style-name="Standard"/>
      <text:p text:style-name="Standard">dont know why sometimes suddenly colorful birds appear in otherwise dull taxa</text:p>
      <text:p text:style-name="Standard"/>
      <text:p text:style-name="Standard">Evolution seems to be more deterministic than previously thought</text:p>
      <text:p text:style-name="Standard"/>
      <text:p text:style-name="Standard">islands in this case are 'islands' of phenotypes - to answer questions of why diversity is unevenly distributed we have to find where the 'roads between the islands' are</text:p>
      <text:p text:style-name="Standard"/>
      <text:p text:style-name="Standard">the framework for finding the roads is the basis of modern evolutionary synthesis - however it has not been used to answer questions of evolutionary pathways of islands of phenotypic diversity</text:p>
      <text:p text:style-name="Standard"/>
      <text:p text:style-name="Standard">birds + carotenoids -- they use them in feather coloration; they are stuck on their 'insular leaf' of carotenoids as they lack the enzyme to generate carotenoids from non-carotenoids</text:p>
      <text:p text:style-name="Standard"/>
      <text:p text:style-name="Standard">they can only get carotenoids from diet - either directly deposited or metabolised step wise then deposited as a new carotenoid (giving different color).</text:p>
      <text:p text:style-name="Standard"/>
      <text:p text:style-name="Standard"/>
      <text:p text:style-name="Standard">carotenoids have various entry points into bird cladistic network, which is a closed network, all the nodes of which are potentially reachable from any of the other nodes regardless of carotenoid entry</text:p>
      <text:p text:style-name="Standard">point</text:p>
      <text:p text:style-name="Standard"/>
      <text:p text:style-name="Standard">this answers questions of periodic convergence - it is a closed network, so over evolutionary time of course there will be periodic convergence in coloration</text:p>
      <text:p text:style-name="Standard"/>
      <text:p text:style-name="Standard">This study completed a carotenoid network for 384 spcies, labelling whether carotenoids are dietary, intermediate metabolized or terminal (in plumage) for each species, which </text:p>
      <text:p text:style-name="Standard">allows for the creation of color palettes for plumage - and allows understanding of the basis of dimorphism (sexual, seasonal etc).</text:p>
      <text:p text:style-name="Standard"/>
      <text:p text:style-name="Standard">New species use metabolic branching to differentiate - as birds can use visial cues to mate assortitavely; species divergence based on sexual selection, with proxiamte mechanism of </text:p>
      <text:p text:style-name="Standard">plumage coloration</text:p>
      <text:p text:style-name="Standard"/>
      <text:p text:style-name="Standard">This is interesting as species are differentiated metabolically, not ecologically, with metabolism being the pathway to sexual selection </text:p>
      <text:p text:style-name="Standard"/>
      <text:p text:style-name="Standard"/>
      <text:p text:style-name="Standard">Network stability (degenerate networks) allow for the high diversity of terminal color - many entry points lead to one terminal color, over evolutionary time this means gains of colors rapidly</text:p>
      <text:p text:style-name="Standard">whilst loss of color is relatively slower. If networks were linear, this would be greatly reversed. </text:p>
      <text:p text:style-name="Standard"/>
      <text:p text:style-name="Standard">Understanding where the control nodes are in the network allows for understanding of the tragectory of the evolution of color when control network is reduced to a single point on a three dimensional</text:p>
      <text:p text:style-name="Standard"><text:soft-page-break/>landscape. The control nodes in birds are external (input, food basically), internal (how they are metabolically wired) and terminal (which is feather color or expression, which sexual selection can act</text:p>
      <text:p text:style-name="Standard">on)</text:p>
      <text:p text:style-name="Standard"/>
      <text:p text:style-name="Standard">Internal control is surprisingly dominant in many clades of birds - this allows greater redundancy within the network (I think), as multiple inputs are required to get diversiy of terminal expression</text:p>
      <text:p text:style-name="Standard">(degenerate networks as discussed before)</text:p>
      <text:p text:style-name="Standard"/>
      <text:p text:style-name="Standard">Internal control gives greater diversity of output, as metabolic changes can create many more terminal colors</text:p>
      <text:p text:style-name="Standard">This allows spps to jump from one island to the next - internal control allows greater # of terminal products, which correspond to the terminal products of other control dominances, allowing </text:p>
      <text:p text:style-name="Standard">internal control to jump from types of terminal more easily than other control dominancies</text:p>
      <text:p text:style-name="Standard"/>
      <text:p text:style-name="Standard">'Internal control enables faster evolution' - (I'm not really sure why, I guess cause it enables more termianl product, so sexual selection can act on more variants via exploiting many different </text:p>
      <text:p text:style-name="Standard">sensory biases?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4:35:45.830312051</meta:creation-date>
    <dc:date>2019-02-08T14:36:04.863996112</dc:date>
    <meta:editing-duration>PT20S</meta:editing-duration>
    <meta:editing-cycles>1</meta:editing-cycles>
    <meta:document-statistic meta:table-count="0" meta:image-count="0" meta:object-count="0" meta:page-count="2" meta:paragraph-count="30" meta:word-count="546" meta:character-count="3502" meta:non-whitespace-character-count="2980"/>
    <meta:generator>LibreOffice/6.0.7.3$Linux_X86_64 LibreOffice_project/00m0$Build-3</meta:generator>
  </office:meta>
</office:document-meta>
</file>